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Karla Dellwig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4b5daba2-862f-430a-a437-04e81d628941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Zentrum für Bildung</text:span>
    </text:span>
  </text:p>
        <text:list xml:id="list1382365679" text:style-name="LS4">
          <text:list-header>
            <text:p text:style-name="P16">Leitung der verschiedenen Teams der Abteilung für Erwachsenenbildung <text:line-break/>Beurteilung und Einstellung von Personal <text:line-break/>Genehmigung von Budgets für spezielle Bildungsprojekte</text:p>
          </text:list-header>
        </text:list>
        <text:p text:style-name="P9"/>
      </text:section>
      <text:section text:style-name="Sect1" text:name="e4dbd584-f4f1-4a74-9eab-9868bcd4626a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 <text:line-break/>Erstellung und Einführung von neuen Lernstrategien für Erwachsene 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a52686b4-48cc-440a-9674-d2ba4456b581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942b4c29-863a-4215-b843-a9198575df1d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c8858b40-dec8-466c-9d2a-7507f3077edb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Deutsch, Französisch, Englisch, Russisch</text:p>
          </text:list-header>
        </text:list>
        <text:p text:style-name="P10"/>
      </text:section>
      <text:section text:style-name="Sect1" text:name="204eb839-54da-4749-b9c8-abdd1a20035c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09481e44-0124-4702-9fae-5b9be0bd384d">
        <text:p text:style-name="P6">
    <text:span text:style-name="T4">
      <text:tab/>
      <text:tab/>
    </text:span>
    <text:span text:style-name="Color_20_Caps_20_Expanded">
      <text:span text:style-name="T7">Erziehungswissen</text:span>
    </text:span>
  </text:p>
        <text:list xml:id="list182303273224947" text:continue-numbering="true" text:style-name="LS4">
          <text:list-header>
            <text:p text:style-name="P17">Analysen erstellen von Sozialisation, Erziehung und Bildung, Erstellen von Lernstrategien, Erkennen von Lernschwächen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